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345a" officeooo:paragraph-rsid="0002345a"/>
    </style:style>
    <style:style style:name="P2" style:family="paragraph" style:parent-style-name="Standard">
      <style:text-properties officeooo:rsid="0002d8fd" officeooo:paragraph-rsid="0002d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ODO1 : requête TCP =&gt; SOCK_SEQPACKET mais on a lu que ce n'était pas adapté pour AF-INET (int domain) qui correspond au protocole internet ipv4</text:p>
      <text:p text:style-name="P1"><text:tab/>man7.org/linux/man-pages/man2/socket.2.html</text:p>
      <text:p text:style-name="P1"/>
      <text:p text:style-name="P1"><text:tab/>D'où socket(AF_INET, SOCK_STREAM, 0), où l'argument « 0 » indique que le protocole utilisé est le protocle par défaut (TCP ici).</text:p>
      <text:p text:style-name="P1"/>
      <text:p text:style-name="P2">Comment la partie URL est traitée ? </text:p>
      <text:p text:style-name="P2"><text:tab/>-&gt; curl -X GET -H 'content-tupe : text/plain' -d 'bonjour' 'http://localhost:10199/text2.txt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08:41:20.869605256</meta:creation-date>
    <dc:date>2013-12-03T10:05:31.331117209</dc:date>
    <meta:editing-duration>PT1H9M</meta:editing-duration>
    <meta:editing-cycles>1</meta:editing-cycles>
    <meta:document-statistic meta:table-count="0" meta:image-count="0" meta:object-count="0" meta:page-count="1" meta:paragraph-count="5" meta:word-count="65" meta:character-count="448" meta:non-whitespace-character-count="383"/>
    <meta:generator>LibreOffice/4.1.2.3$Linux_X86_64 LibreOffice_project/410$Build-3</meta:generator>
  </office:meta>
</office:document-meta>
</file>